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F" svg:font-family="" style:font-family-generic="roman"/>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wiss" style:font-pitch="variable"/>
    <style:font-face style:name="FreeSans" svg:font-family="FreeSans" style:font-family-generic="swiss" style:font-pitch="variable"/>
  </office:font-face-decls>
  <office:automatic-styles>
    <style:style style:name="P1" style:family="paragraph" style:parent-style-name="heading_20_1">
      <style:paragraph-properties fo:margin-left="1.501cm" fo:margin-right="1.528cm" fo:text-align="center" style:justify-single-word="false" fo:text-indent="0cm" style:auto-text-indent="false" style:writing-mode="lr-tb"/>
      <style:text-properties fo:language="es" fo:country="ES"/>
    </style:style>
    <style:style style:name="P2" style:family="paragraph" style:parent-style-name="heading_20_1">
      <style:paragraph-properties style:writing-mode="lr-tb"/>
      <style:text-properties fo:language="es" fo:country="ES"/>
    </style:style>
    <style:style style:name="P3" style:family="paragraph" style:parent-style-name="heading_20_2">
      <style:paragraph-properties fo:margin-left="1.501cm" fo:margin-right="1.528cm" fo:text-indent="0cm" style:auto-text-indent="false" style:writing-mode="lr-tb"/>
      <style:text-properties fo:language="es" fo:country="ES"/>
    </style:style>
    <style:style style:name="P4" style:family="paragraph" style:parent-style-name="heading_20_2">
      <style:paragraph-properties style:writing-mode="lr-tb"/>
      <style:text-properties fo:language="es" fo:country="ES"/>
    </style:style>
    <style:style style:name="P5" style:family="paragraph" style:parent-style-name="heading_20_3">
      <style:paragraph-properties style:writing-mode="lr-tb"/>
      <style:text-properties fo:language="es" fo:country="ES"/>
    </style:style>
    <style:style style:name="P6" style:family="paragraph" style:parent-style-name="Author" style:list-style-name="">
      <style:paragraph-properties fo:text-align="center" style:justify-single-word="false" style:writing-mode="lr-tb"/>
      <style:text-properties fo:font-size="10pt" fo:language="es" fo:country="ES" style:font-size-asian="10pt" style:font-size-complex="10pt"/>
    </style:style>
    <style:style style:name="P7" style:family="paragraph" style:parent-style-name="Author" style:list-style-name="">
      <style:paragraph-properties fo:margin-top="0cm" fo:margin-bottom="0cm" fo:text-align="center" style:justify-single-word="false" fo:break-before="column" style:writing-mode="lr-tb"/>
      <style:text-properties fo:font-size="10pt" fo:language="es" fo:country="ES" style:font-size-asian="10pt" style:font-size-complex="10pt"/>
    </style:style>
    <style:style style:name="P8" style:family="paragraph" style:parent-style-name="Paper-Title" style:list-style-name="" style:master-page-name="Standard">
      <style:paragraph-properties fo:margin-left="1.27cm" fo:margin-right="0cm" fo:margin-top="0cm" fo:margin-bottom="0.106cm" fo:text-indent="-1.27cm" style:auto-text-indent="false" style:page-number="auto" style:writing-mode="lr-tb">
        <style:tab-stops/>
      </style:paragraph-properties>
      <style:text-properties fo:language="es" fo:country="ES"/>
    </style:style>
    <style:style style:name="P9" style:family="paragraph" style:parent-style-name="Paper-Title" style:list-style-name="">
      <style:paragraph-properties fo:margin-left="1.27cm" fo:margin-right="0cm" fo:margin-top="0cm" fo:margin-bottom="0.106cm" fo:text-indent="-1.27cm" style:auto-text-indent="false" style:writing-mode="lr-tb">
        <style:tab-stops/>
      </style:paragraph-properties>
    </style:style>
    <style:style style:name="P10" style:family="paragraph" style:parent-style-name="Paper-Title" style:list-style-name="">
      <style:paragraph-properties fo:margin-left="1.27cm" fo:margin-right="0cm" fo:margin-top="0cm" fo:margin-bottom="0.106cm" fo:text-indent="-1.27cm" style:auto-text-indent="false" style:writing-mode="lr-tb">
        <style:tab-stops/>
      </style:paragraph-properties>
      <style:text-properties fo:language="es" fo:country="ES"/>
    </style:style>
    <style:style style:name="P11" style:family="paragraph" style:parent-style-name="Affiliations" style:list-style-name="">
      <style:paragraph-properties fo:margin-top="0cm" fo:margin-bottom="0cm" fo:text-align="center" style:justify-single-word="false" style:writing-mode="lr-tb"/>
      <style:text-properties fo:font-size="10pt" fo:language="es" fo:country="ES" style:font-size-asian="10pt" style:font-size-complex="10pt"/>
    </style:style>
    <style:style style:name="P12" style:family="paragraph" style:parent-style-name="footnote_20_text" style:list-style-name="">
      <style:text-properties fo:language="es" fo:country="ES"/>
    </style:style>
    <style:style style:name="P13" style:family="paragraph" style:parent-style-name="Bullet" style:list-style-name="RTF_5f_Num_20_2">
      <style:paragraph-properties fo:margin-left="0.751cm" fo:margin-right="0cm" fo:text-indent="-0.751cm" style:auto-text-indent="false" style:writing-mode="lr-tb">
        <style:tab-stops>
          <style:tab-stop style:position="0cm"/>
        </style:tab-stops>
      </style:paragraph-properties>
      <style:text-properties fo:language="es" fo:country="ES"/>
    </style:style>
    <style:style style:name="P14" style:family="paragraph" style:parent-style-name="References" style:list-style-name="">
      <style:paragraph-properties style:writing-mode="lr-tb"/>
      <style:text-properties fo:language="es" fo:country="ES"/>
    </style:style>
    <style:style style:name="P15" style:family="paragraph" style:parent-style-name="Standard" style:list-style-name="">
      <style:paragraph-properties fo:margin-top="0cm" fo:margin-bottom="0cm" fo:text-align="center" style:justify-single-word="false" style:writing-mode="lr-tb"/>
    </style:style>
    <style:style style:name="P16" style:family="paragraph" style:parent-style-name="Standard" style:list-style-name="">
      <style:paragraph-properties fo:margin-left="1.501cm" fo:margin-right="1.528cm" fo:text-indent="0cm" style:auto-text-indent="false" style:writing-mode="lr-tb"/>
      <style:text-properties fo:language="es" fo:country="ES"/>
    </style:style>
    <style:style style:name="P17" style:family="paragraph" style:parent-style-name="Standard" style:list-style-name="">
      <style:paragraph-properties style:writing-mode="lr-tb"/>
      <style:text-properties fo:language="es" fo:country="ES"/>
    </style:style>
    <style:style style:name="P18" style:family="paragraph" style:parent-style-name="Standard" style:list-style-name="">
      <style:paragraph-properties style:writing-mode="lr-tb"/>
    </style:style>
    <style:style style:name="T1" style:family="text">
      <style:text-properties style:font-name="F" fo:font-size="8pt" style:font-name-asian="F" style:font-size-asian="8pt"/>
    </style:style>
    <style:style style:name="T2" style:family="text">
      <style:text-properties fo:language="es" fo:country="ES"/>
    </style:style>
    <style:style style:name="T3" style:family="text">
      <style:text-properties fo:font-style="italic" style:font-style-asian="italic" style:font-style-complex="italic"/>
    </style:style>
    <style:style style:name="Sect1" style:family="section">
      <style:section-properties style:writing-mode="lr-tb" style:editable="false">
        <style:columns fo:column-count="2" fo:column-gap="1.27cm">
          <style:column style:rel-width="32767*" fo:start-indent="0cm" fo:end-indent="0.635cm"/>
          <style:column style:rel-width="32767*" fo:start-indent="0.635cm" fo:end-indent="0cm"/>
        </style:columns>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Formato de Publicación para el </text:p>
      <text:p text:style-name="P10">CONASOL 2011</text:p>
      <text:p text:style-name="P9"/>
      <text:section text:style-name="Sect1" text:name="Sección1">
        <text:p text:style-name="P6">Juan Pérez</text:p>
        <text:p text:style-name="P11">Departamento de Sistemas</text:p>
        <text:p text:style-name="P11">Ministerio de Ejemplo</text:p>
        <text:p text:style-name="P11">La Paz - Bolivia<text:line-break/>+591 22 555 555<text:line-break/>jperez@ejemplo.com</text:p>
        <text:p text:style-name="P7">María Soles</text:p>
        <text:p text:style-name="P11">Gerencia de Control <text:line-break/>Fundación Tecnológica de Ejemplo</text:p>
        <text:p text:style-name="P11">Santa Cruz - Bolivia</text:p>
        <text:p text:style-name="P11">msoles@ejemplo.org.bo</text:p>
        <text:p text:style-name="P15"/>
      </text:section>
      <text:section text:style-name="Sect2" text:name="Sección2">
        <text:h text:style-name="P1" text:outline-level="1">RESUMEN</text:h>
        <text:p text:style-name="P16">En este documento se describe el formato de publicación para el congreso CONASOL 2011. <text:s/>Este formato está basado en el formato de publicación de las conferencias CHI de la ACM.</text:p>
        <text:h text:style-name="P3" text:outline-level="2">Palabras Clave</text:h>
        <text:p text:style-name="P16">Guías, Formato, Referencias</text:p>
        <text:h text:style-name="P2" text:outline-level="1">INTRODUCCIÓN</text:h>
        <text:p text:style-name="P17">La Ley 164, promulgada el 8 de agosto del 2011, indica que “Los Órganos Ejecutivo, Legislativo, Judicial y Electoral en todos sus niveles, promoverán y priorizarán la utilización del software libre y estándares abiertos, en el marco de la soberanía y seguridad nacional”, iniciando el proceso de adopción completa del Estado a Software Libre.</text:p>
        <text:p text:style-name="P17">El CONASOL representa uno de los eventos más importantes a nivel nacional en el área de las nuevas tecnologías de la información y comunicación (TIC), y este año estará enfocado a la aplicación de Software Libre (SL) y estándares abiertos en el sector público. Está organizado por la Comunidad de Software Libre, el Viceministerio de Ciencia y Tecnología y la Universidad Mayor de San Andrés, y tendrá lugar en la ciudad de La Paz, el viernes 7 y sábado 8 de octubre de 2011.</text:p>
        <text:p text:style-name="P17">Buscamos que los trabajos presentados tengan un formato común de revista para una presentación simple, coherente y de alta calidad. Para alcanzar esta meta se insta a los autores a seguir en la medida de lo posible las recomendaciones de esta guía. La forma más simple de hacer esto es recuperar este documento-plantilla de <text:span text:style-name="T1">http://www.softwarelibre.org.bo/wiki/doku.php?id=congreso2011:llamada</text:span> y reemplazar el contenido con su propio material. El documento-plantilla mencionado debería ser igual al que Ud. está leyendo.</text:p>
        <text:p text:style-name="P17"><text:soft-page-break/>Se invitará a los mejores trabajos, a ser parte de la Revista de Investigación Colaborativa en Computación (JCRC - Journal of Collaborative Research in Computing) que está preparando un número especial, que presentará artículos que describan experiencias, trabajos, desarrollos e investigaciones relacionadas a la adopción o migración de plataformas y aplicaciones de software libre (SL) en organizaciones. La revista es publicación del Postgrado de Informática.</text:p>
        <text:h text:style-name="P2" text:outline-level="1">TAMAÑO DE PÁGINA</text:h>
        <text:p text:style-name="P17">Todo el material de cada página debería caber en un rectángulo de 14 x 18 cm (5.51" x 7.09"), centrado en la página, a 2.5 cm (0.98") del borde superior de la página. En éste ejemplo se usa un folio de tamaño carta.</text:p>
        <text:h text:style-name="P2" text:outline-level="1">TRANSCRIPCION DEL TEXTO</text:h>
        <text:p text:style-name="P17">Prepare sus contribuciones en el editor de texto de su preferencia.</text:p>
        <text:h text:style-name="P4" text:outline-level="2">Cuerpo o Texto Normal</text:h>
        <text:p text:style-name="P17">Use una fuente Times Roman de 10-puntos, u otra que se parezca lo más posible a la fuente Times Roman usada en esta guía. La meta es tener un texto de 10-puntos como el que se aprecia en esta guía. Use fuentes mono-espaciadas o de otro tipo sólo para propósitos específicos, por ejemplo para distinguir código fuente de programas.</text:p>
        <text:p text:style-name="P17">Si la fuente Times Roman no se puede usar pruebe la fuente Bitstream Vera. En equipos Macintosh, también se podría usar la fuente denominada Times.</text:p>
        <text:h text:style-name="P4" text:outline-level="2">Títulos y Autores</text:h>
        <text:p text:style-name="P18"><text:span text:style-name="T2">El título (Helvetica 18-puntos negrita o Liberation Sans 18-puntos negrita), nombres de autores (Times Roman 10-puntos negrita) y afiliaciones (Times Roman 10-puntos) van al inicio de la primera página en una columna de 14 cm (5.51") de ancho. Se recomienda incluir datos telefónicos y direcciones de correo electrónico. No deben incluirse títulos de ningún tipo ni abreviaciones por delante de los nombres de los autores. Si solo se incluye un autor, todo el texto correspondiente debe estar centrado. Para dos direcciones use dos columnas centradas, y así sucesivamente. Es factible improvisar en el caso de tener más de tres autores o direcciones de afiliación muy largas.</text:span><text:note text:id="ftn0" text:note-class="footnote"><text:note-citation>1</text:note-citation><text:note-body><text:p text:style-name="P12"><text:span text:style-name="footnote_20_reference"><text:tab/></text:span>Si es necesario, se pueden incluir las direcciones de los autores en un pié de página o en una sección creada para ese propósito al final del artículo o contribución.</text:p></text:note-body></text:note></text:p>
        <text:h text:style-name="P4" text:outline-level="2">Resumen y Palabras Clave</text:h>
        <text:p text:style-name="P17">Cada contribución debe empezar con un resumen seguido de un conjunto de <text:soft-page-break/>palabras clave. El resumen y las palabras clave deben estar localizadas en la primera página debajo del título y la información de autores. El resumen debe ser un enunciado conciso del problema tratado, además de presentar brevemente el enfoque, hallazgos y conclusiones del trabajo descrito.</text:p>
        <text:h text:style-name="P4" text:outline-level="2">Páginas siguientes</text:h>
        <text:p text:style-name="P17">Para las páginas siguientes a la primera inicie el texto en el tope de las páginas. El margen derecho debe estar justificado.</text:p>
        <text:h text:style-name="P4" text:outline-level="2">Referencias y Citas</text:h>
        <text:p text:style-name="P17">Se recomienda el uso del formato de referencias de la <text:span text:style-name="T3">American Psychological Association (APA)</text:span>. Éste consiste en una lista ordenada alfabéticamente por el primer autor y donde las referencias se hacen mediante el(los) apellido(s) de los autore(s) encerrados entre paréntesis y acompañados del año de publicación de la referencia (APA, 2011). Si tiene dudas sobre este estilo, consulte la amplia cantidad de ejemplos y explicaciones disponibles en Internet. En este documento-plantilla, use el estilo denominado <text:span text:style-name="T3">references</text:span> para el texto de su cita.</text:p>
        <text:p text:style-name="P17">Las referencias deben ser material públicamente accesible. Reportes técnicos internos pueden ser citados <text:span text:style-name="T3">solo si</text:span> ellos son fácilmente accesibles (Ej. En la cita se puede dar la dirección para obtener el reporte) y pueden ser obtenidos por cualquier lector. La información propietaria <text:span text:style-name="T3">no debe</text:span> ser citada. Las comunicaciones privadas deben ser citadas pero no referenciadas, por ejemplo <text:s/>“(Robertson, comunicación personal)”.</text:p>
        <text:h text:style-name="P4" text:outline-level="2">Numeración de páginas, Encabezamientos y Pies de Página</text:h>
        <text:p text:style-name="P17">No incluya encabezamientos y pies de página ni números de página en sus contribuciones.</text:p>
        <text:h text:style-name="P2" text:outline-level="1">SECCIONES</text:h>
        <text:p text:style-name="P17">El título de una sección debe ir en Helvetica 10-puntos negrita o Liberation Sans 10-puntos negrita, todo el texto en mayúsculas. Las secciones pueden ser numeradas.</text:p>
        <text:h text:style-name="P4" text:outline-level="2">Sub-secciones</text:h>
        <text:p text:style-name="P17">El título de una sub-sección debe ir en Helvetica 10-puntos negrita o Liberation Sans 10-puntos negrita, con solo las letras iniciales en mayúscula. (Nota: Para <text:s/>sub-secciones and sub-sub-secciones, palabras tales como <text:span text:style-name="T3">el</text:span> o <text:span text:style-name="T3">a</text:span> no deben ir en mayúsculas a menos que fuesen la primera palabra del título.</text:p>
        <text:h text:style-name="P5" text:outline-level="3">Sub-sub-secciones</text:h>
        <text:p text:style-name="P17">El título de una sub-sección debe ir en Helvetica 10-puntos itálica o Liberation <text:soft-page-break/>Sans 10-puntos itálica, con solo las letras iniciales en mayúscula.</text:p>
        <text:h text:style-name="P2" text:outline-level="1">FIGURAS</text:h>
        <text:p text:style-name="P17">Las figuras deben ser insertadas en los puntos apropiados del texto. Las figuras pueden extenderse en el texto hasta 14 cm (5.51") si es necesario. Cada figura debe estar numerada y tener una leyenda al pie en fuente Times Roman 10-puntos (o similar).</text:p>
        <text:h text:style-name="P2" text:outline-level="1">IDIOMA, ESTILO Y CONTENIDO</text:h>
        <text:p text:style-name="P17">Los idiomas escritos para esta publicación son Español e Inglés. La gramática, estilo y puntuación debe corresponder a una forma general y propia de estas lenguas. Por favor escriba para una audiencia internacional:</text:p>
        <text:list xml:id="list1200116008" text:style-name="RTF_5f_Num_20_2">
          <text:list-item>
            <text:p text:style-name="P13">Escriba en un estilo simple y claro. Sentencias de estructura simple. Intente evitar el uso de sentencias largas y de estructura compleja. Haga un uso cuidadoso de la puntuación.</text:p>
          </text:list-item>
          <text:list-item>
            <text:p text:style-name="P13">Use vocabulario apropiado y básico (Anderson, 1992).</text:p>
          </text:list-item>
          <text:list-item>
            <text:p text:style-name="P13">Defina brevemente los términos técnicos o explíquelos en forma concisa (Conger y Loch, 1978).</text:p>
          </text:list-item>
          <text:list-item>
            <text:p text:style-name="P13">Aclare todos los acrónimos la primera vez que ellos se usan en el texto– Ej., “World Wide Web (WWW)”.</text:p>
          </text:list-item>
          <text:list-item>
            <text:p text:style-name="P13">Explique las referencias locales (Ej. No todo el mundo conoce todas las ciudades de un país o sus características geográficas particulares).</text:p>
          </text:list-item>
          <text:list-item>
            <text:p text:style-name="P13">Explique comentarios o datos “expertos”. Asegúrese que toda la audiencia entiende cualquier referencia cuyo significado no es totalmente descrito. (Ej. No asuma que todos conocen una Macintosh o una aplicación en particular).</text:p>
          </text:list-item>
          <text:list-item>
            <text:p text:style-name="P13">Intente evitar el uso de expresiones o términos que requieran conocimientos previos culturales o locales.</text:p>
          </text:list-item>
          <text:list-item>
            <text:p text:style-name="P13">Use formas no ambiguas para conceptos y datos tales como horas, fechas, monedas y cifras (Ej. “1-5- 97” o “5/1/97” puede significar 5 de enero o 1 de Mayo, y “siete en punto” puede significar 7:00 a.m. o 19:00).</text:p>
          </text:list-item>
          <text:list-item>
            <text:p text:style-name="P13">Sea cuidadoso con el uso de pronombres de género (<text:span text:style-name="T3">él</text:span>, <text:span text:style-name="T3">ella</text:span>) y las palabras que implican género. Intente usar un lenguaje que sea neutral en lo correspondiente al género (Schwartz et al. 1995).</text:p>
          </text:list-item>
        </text:list>
        <text:h text:style-name="P2" text:outline-level="1">RECONOCIMIENTOS</text:h>
        <text:p text:style-name="P17">Este documento está basado en los requerimientos de formato de la conferencia <text:soft-page-break/>CHI de la ACM. Estos fueron modificados para ajustarse a los requerimientos de esta publicación. Deseamos agradecer a los autores de la plantilla original CHI.</text:p>
        <text:h text:style-name="P2" text:outline-level="1">REFERENCIAS</text:h>
        <text:p text:style-name="P14">Anderson, R.E, 1992. Social impacts of computing: Codes of professional ethics. <text:span text:style-name="T3">Social Science Computing Review 10</text:span>, 2 (Winter 1992), 453-469.</text:p>
        <text:p text:style-name="P14">Conger., S., and Loch, K.D. (eds.), 1978. Ethics and computer use. <text:span text:style-name="T3">Communications of the ACM 38</text:span>, 12 (entire issue).</text:p>
        <text:p text:style-name="P14">JCRC, 2011. Formato de Publicación para la el Congreso Nacional de Software Libre CONASOL 2011. Disponible en http://www.jcrc-pub/frmt2011.html</text:p>
        <text:p text:style-name="P14">Schwartz, M., and Task Force on Bias-Free Language, 1995. <text:span text:style-name="T3">Guidelines for Bias-Free Writing</text:span>. Indiana University Press, Bloomington IN.</text:p>
      </text:section>
      <text:section text:style-name="Sect2" text:name="Sección3">
        <text:p text:style-name="P18"/>
      </text:section>
      <text:section text:style-name="Sect2" text:name="Sección4">
        <text:p text:style-name="Standard"/>
      </text:section>
      <text:section text:style-name="Sect3" text:name="Sección5">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F" svg:font-family="" style:font-family-generic="roman"/>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wiss" style:font-pitch="variable"/>
    <style:font-face style:name="FreeSans" svg:font-family="Free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none"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Times New Roman" fo:font-size="12pt" fo:language="es" fo:country="ES" style:letter-kerning="true" style:font-name-asian="Times New Roman" style:font-size-asian="10.5pt" style:language-asian="zh" style:country-asian="CN" style:font-name-complex="Times New Roman"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141cm" fo:text-align="justify" style:justify-single-word="false" fo:hyphenation-ladder-count="no-limit" fo:text-indent="0cm" style:auto-text-indent="false" style:text-autospace="ideograph-alpha" style:vertical-align="auto"/>
      <style:text-properties style:use-window-font-color="true" style:font-name="Times New Roman" fo:font-size="12pt" fo:language="en" fo:country="US" style:letter-kerning="true" style:font-name-asian="Droid Sans Fallback" style:font-size-asian="10pt" style:language-asian="es" style:country-asian="ES" style:font-name-complex="F"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size-asian="12pt" style:font-name-complex="FreeSans"/>
    </style:style>
    <style:style style:name="Text_20_body" style:display-name="Text body" style:family="paragraph" style:parent-style-name="Standard" style:class="text">
      <style:paragraph-properties fo:margin-top="0cm" fo:margin-bottom="0.212cm"/>
      <style:text-properties fo:font-size="12pt" style:font-name-asian="Times New Roman" style:font-size-asian="12pt"/>
    </style:style>
    <style:style style:name="List" style:family="paragraph" style:parent-style-name="Text_20_body" style:class="list">
      <style:text-properties style:font-name-complex="FreeSans1"/>
    </style:style>
    <style:style style:name="Caption" style:family="paragraph" style:parent-style-name="Standard" style:class="extra">
      <style:paragraph-properties fo:margin-top="0.212cm" fo:margin-bottom="0.212cm"/>
      <style:text-properties fo:font-size="12pt" fo:font-style="italic" style:font-name-asian="Times New Roman" style:font-size-asian="12pt" style:font-style-asian="italic" style:font-name-complex="FreeSans1" style:font-style-complex="italic"/>
    </style:style>
    <style:style style:name="Index" style:family="paragraph" style:parent-style-name="Standard" style:class="index">
      <style:text-properties fo:font-size="12pt" style:font-name-asian="Times New Roman" style:font-size-asian="12pt" style:font-name-complex="FreeSans1"/>
    </style:style>
    <style:style style:name="heading_20_1" style:display-name="heading 1" style:family="paragraph" style:parent-style-name="Standard" style:next-style-name="Standard" style:default-outline-level="1" style:list-style-name="">
      <style:paragraph-properties fo:margin-top="0.071cm" fo:margin-bottom="0cm" fo:keep-with-next="always"/>
      <style:text-properties style:font-name="F" fo:font-size="10pt" fo:font-weight="bold" style:font-name-asian="F" style:font-size-asian="12pt" style:font-weight-asian="bold" style:font-weight-complex="bold"/>
    </style:style>
    <style:style style:name="heading_20_2" style:display-name="heading 2" style:family="paragraph" style:parent-style-name="heading_20_1" style:next-style-name="Standard" style:default-outline-level="2" style:list-style-name=""/>
    <style:style style:name="heading_20_3" style:display-name="heading 3" style:family="paragraph" style:parent-style-name="heading_20_2" style:next-style-name="Standard" style:default-outline-level="3" style:list-style-name="">
      <style:text-properties fo:font-style="italic" fo:font-weight="normal" style:font-style-asian="italic" style:font-weight-asian="normal" style:font-style-complex="italic" style:font-weight-complex="normal"/>
    </style:style>
    <style:style style:name="Author" style:family="paragraph" style:parent-style-name="Standard">
      <style:text-properties fo:font-size="12pt" fo:font-weight="bold" style:font-name-asian="Times New Roman" style:font-size-asian="12pt" style:font-weight-asian="bold" style:font-weight-complex="bold"/>
    </style:style>
    <style:style style:name="Paper-Title" style:family="paragraph" style:parent-style-name="Standard">
      <style:paragraph-properties fo:margin-top="0cm" fo:margin-bottom="0.212cm" fo:text-align="center" style:justify-single-word="false"/>
      <style:text-properties style:font-name="F" fo:font-size="18pt" fo:font-weight="bold" style:font-name-asian="F" style:font-size-asian="12pt" style:font-weight-asian="bold" style:font-weight-complex="bold"/>
    </style:style>
    <style:style style:name="Affiliations" style:family="paragraph" style:parent-style-name="Standard">
      <style:text-properties fo:font-size="12pt" style:font-name-asian="Times New Roman" style:font-size-asian="12pt"/>
    </style:style>
    <style:style style:name="footnote_20_text" style:display-name="footnote text" style:family="paragraph" style:parent-style-name="Standard">
      <style:paragraph-properties fo:margin-left="0.254cm" fo:margin-right="0cm" fo:text-indent="-0.254cm" style:auto-text-indent="false">
        <style:tab-stops/>
      </style:paragraph-properties>
      <style:text-properties fo:font-size="12pt" style:font-name-asian="Times New Roman" style:font-size-asian="12pt"/>
    </style:style>
    <style:style style:name="Bullet" style:family="paragraph" style:parent-style-name="Standard">
      <style:paragraph-properties fo:margin-left="0.501cm" fo:margin-right="0cm" fo:text-indent="-0.501cm" style:auto-text-indent="false">
        <style:tab-stops>
          <style:tab-stop style:position="0cm"/>
        </style:tab-stops>
      </style:paragraph-properties>
      <style:text-properties fo:font-size="12pt" style:font-name-asian="Times New Roman" style:font-size-asian="12pt"/>
    </style:style>
    <style:style style:name="References" style:family="paragraph" style:parent-style-name="Standard">
      <style:paragraph-properties fo:margin-left="0.476cm" fo:margin-right="0cm" fo:text-indent="-0.476cm" style:auto-text-indent="false">
        <style:tab-stops/>
      </style:paragraph-properties>
      <style:text-properties fo:font-size="12pt" style:font-name-asian="Times New Roman" style:font-size-asian="12pt"/>
    </style:style>
    <style:style style:name="Footnote" style:family="paragraph" style:parent-style-name="Standard" style:class="extra">
      <style:paragraph-properties fo:margin-left="0.499cm" fo:margin-right="0cm" fo:text-indent="-0.499cm" style:auto-text-indent="false">
        <style:tab-stops/>
      </style:paragraph-properties>
      <style:text-properties fo:font-size="12pt" style:font-name-asian="Times New Roman" style:font-size-asian="12pt"/>
    </style:style>
    <style:style style:name="RTF_5f_Num_20_2_20_1" style:display-name="RTF_Num 2 1" style:family="text">
      <style:text-properties style:font-name="F" style:font-name-asian="F" style:font-name-complex="F"/>
    </style:style>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text-properties style:font-name-complex="F"/>
    </style:style>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F" style:font-name-asian="F" style:font-name-complex="F"/>
    </style:style>
    <style:style style:name="Default_20_Paragraph_20_Font" style:display-name="Default Paragraph Font" style:family="text"/>
    <style:style style:name="Título_20_2_20_Car" style:display-name="Título 2 Car" style:family="text" style:parent-style-name="Default_20_Paragraph_20_Font">
      <style:text-properties style:font-name="F" fo:font-size="14pt" fo:language="en" fo:country="US" fo:font-style="italic" fo:font-weight="bold" style:font-name-asian="F" style:language-asian="none" style:country-asian="none" style:font-style-asian="italic" style:font-weight-asian="bold" style:font-name-complex="F" style:font-style-complex="italic" style:font-weight-complex="bold"/>
    </style:style>
    <style:style style:name="Título_20_3_20_Car" style:display-name="Título 3 Car" style:family="text" style:parent-style-name="Default_20_Paragraph_20_Font">
      <style:text-properties style:font-name="F" fo:font-size="13pt" fo:language="en" fo:country="US" fo:font-weight="bold" style:font-name-asian="F" style:language-asian="none" style:country-asian="none" style:font-weight-asian="bold" style:font-name-complex="F" style:font-weight-complex="bold"/>
    </style:style>
    <style:style style:name="footnote_20_reference" style:display-name="footnote reference" style:family="text" style:parent-style-name="Default_20_Paragraph_20_Font">
      <style:text-properties style:text-position="25% 100%" style:font-name-complex="F"/>
    </style:style>
    <style:style style:name="Título_20_1_20_Car" style:display-name="Título 1 Car" style:family="text" style:parent-style-name="Default_20_Paragraph_20_Font">
      <style:text-properties style:font-name="F" fo:font-size="16pt" fo:language="en" fo:country="US" fo:font-weight="bold" style:letter-kerning="true" style:font-name-asian="F" style:language-asian="none" style:country-asian="none" style:font-weight-asian="bold" style:font-name-complex="F" style:font-weight-complex="bold"/>
    </style:style>
    <style:style style:name="Texto_20_nota_20_pie_20_Car" style:display-name="Texto nota pie Car" style:family="text" style:parent-style-name="Default_20_Paragraph_20_Font">
      <style:text-properties fo:language="en" fo:country="US" style:language-asian="none" style:country-asian="none" style:font-name-complex="F"/>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F"/>
    </style:style>
    <style:style style:name="Footnote_20_Symbol" style:display-name="Footnote Symbol" style:family="text"/>
    <style:style style:name="Footnote_20_anchor" style:display-name="Footnote anchor" style:family="text">
      <style:text-properties style:text-position="2% 100%"/>
    </style:style>
    <style:style style:name="Endnote_20_anchor" style:display-name="Endnote anchor" style:family="text">
      <style:text-properties style:text-position="2% 100%"/>
    </style:style>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number text:level="2" text:style-name="RTF_5f_Num_20_2_20_2" style:num-suffix="." style:num-format="1">
        <style:list-level-properties text:list-level-position-and-space-mode="label-alignment">
          <style:list-level-label-alignment text:label-followed-by="listtab" text:list-tab-stop-position="1.905cm"/>
        </style:list-level-properties>
      </text:list-level-style-number>
      <text:list-level-style-number text:level="3" text:style-name="RTF_5f_Num_20_2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2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2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2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2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2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2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 style:display-name="RTF_Num 3">
      <text:list-level-style-number text:level="1" text:style-name="RTF_5f_Num_20_3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3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3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3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3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3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3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3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3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4.821cm" fo:margin-bottom="4.821cm" fo:margin-left="3.701cm" fo:margin-right="3.701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Formato</dc:title>
    <meta:initial-creator>Miguel Angel Villarroel Salgueiro</meta:initial-creator>
    <meta:creation-date>2011-08-23T20:50:00</meta:creation-date>
    <dc:date>2011-08-29T23:40:00</dc:date>
    <meta:print-date>2011-08-23T20:43:00</meta:print-date>
    <meta:document-statistic meta:table-count="0" meta:image-count="0" meta:object-count="0" meta:page-count="5" meta:paragraph-count="64" meta:word-count="1412" meta:character-count="8901"/>
    <meta:generator>LibreOffice/3.3$Linux LibreOffice_project/330m19$Build-301</meta:generator>
  </office:meta>
</office:document-meta>
</file>